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U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ßstr. /Alte Gladb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11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ützbommweg /An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13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7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kelenzerstr. /Kimp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</text:p>
          </table:table-cell>
          <table:covered-table-cell table:number-columns-repeated="2" table:style-name="ce10"/>
          <table:table-cell table:style-name="ce4" office:value-type="string">
            <text:p>113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gath 178-210 /Alte Untergat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hinter Aral</text:p>
          </table:table-cell>
          <table:covered-table-cell table:number-columns-repeated="2" table:style-name="ce10"/>
          <table:table-cell table:style-name="ce4" office:value-type="string">
            <text:p>113/8a</text:p>
          </table:table-cell>
          <table:table-cell table:style-name="ce21" office:value-type="string" table:number-columns-spanned="3" table:number-rows-spanned="1">
            <text:p>Verschw.K3104 13.02.12</text:p>
          </table:table-cell>
          <table:covered-table-cell table:number-columns-repeated="2" table:style-name="ce24"/>
          <table:table-cell table:style-name="ce26" office:value-type="string">
            <text:p>K186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n /Herbert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1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6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Holderspfad /Neustad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114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0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feld /Hausbe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Aldi</text:p>
          </table:table-cell>
          <table:covered-table-cell table:number-columns-repeated="2" table:style-name="ce10"/>
          <table:table-cell table:style-name="ce4" office:value-type="string">
            <text:p>114/4a</text:p>
          </table:table-cell>
          <table:table-cell table:style-name="ce21" office:value-type="string" table:number-columns-spanned="3" table:number-rows-spanned="1">
            <text:p>Verschw.K3298 15.08.11+K1439 07.08.12</text:p>
          </table:table-cell>
          <table:covered-table-cell table:number-columns-repeated="2" table:style-name="ce24"/>
          <table:table-cell table:style-name="ce26" office:value-type="string">
            <text:p>H068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erser Landstr. /Luit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</text:p>
          </table:table-cell>
          <table:covered-table-cell table:number-columns-repeated="2" table:style-name="ce10"/>
          <table:table-cell table:style-name="ce4" office:value-type="string">
            <text:p>8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str. /Q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DB</text:p>
          </table:table-cell>
          <table:covered-table-cell table:number-columns-repeated="2" table:style-name="ce10"/>
          <table:table-cell table:style-name="ce4" office:value-type="string">
            <text:p>86/10d</text:p>
          </table:table-cell>
          <table:table-cell table:style-name="ce21" office:value-type="string" table:number-columns-spanned="3" table:number-rows-spanned="1">
            <text:p>BAUSTELLE</text:p>
          </table:table-cell>
          <table:covered-table-cell table:number-columns-repeated="2" table:style-name="ce24"/>
          <table:table-cell table:style-name="ce26" office:value-type="string">
            <text:p>K140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derstr. /Traa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Garagen</text:p>
          </table:table-cell>
          <table:covered-table-cell table:number-columns-repeated="2" table:style-name="ce10"/>
          <table:table-cell table:style-name="ce4" office:value-type="string">
            <text:p>86/10a</text:p>
          </table:table-cell>
          <table:table-cell table:style-name="ce21" office:value-type="string" table:number-columns-spanned="3" table:number-rows-spanned="1">
            <text:p>gen. Verschw.K1538 07.08.12</text:p>
          </table:table-cell>
          <table:covered-table-cell table:number-columns-repeated="2" table:style-name="ce24"/>
          <table:table-cell table:style-name="ce26" office:value-type="string">
            <text:p>H043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denhauser Str. /Hohenbud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23-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9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amp-Lintfo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Heinrich-Allee 120 /Sü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64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amp-Lintfo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Heinrich-Allee 120 /Sü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64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Rhein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evischestr.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38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Rhein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evischestr.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38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 26 /Bülow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>Verschw.K1766 18.11.10 immer leeren 0171-4718544</text:p>
          </table:table-cell>
          <table:covered-table-cell table:number-columns-repeated="2" table:style-name="ce24"/>
          <table:table-cell table:style-name="ce26" office:value-type="string">
            <text:p>K1226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 26 /Bülow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-11c</text:p>
          </table:table-cell>
          <table:table-cell table:style-name="ce21" office:value-type="string" table:number-columns-spanned="3" table:number-rows-spanned="1">
            <text:p>Verschw.K1761 18.11.10  0171-4718544</text:p>
          </table:table-cell>
          <table:covered-table-cell table:number-columns-repeated="2" table:style-name="ce24"/>
          <table:table-cell table:style-name="ce26" office:value-type="string">
            <text:p>K330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Dudenstr. 59 /Julius-Leb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Dudenstr. 59 /Julius-Leb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8a</text:p>
          </table:table-cell>
          <table:table-cell table:style-name="ce21" office:value-type="string" table:number-columns-spanned="3" table:number-rows-spanned="1">
            <text:p>verschw. K0150 11.03.04</text:p>
          </table:table-cell>
          <table:covered-table-cell table:number-columns-repeated="2" table:style-name="ce24"/>
          <table:table-cell table:style-name="ce26" office:value-type="string">
            <text:p>K208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324/1c</text:p>
          </table:table-cell>
          <table:table-cell table:style-name="ce21" office:value-type="string" table:number-columns-spanned="3" table:number-rows-spanned="1">
            <text:p>verschw. H0057 15.02.08</text:p>
          </table:table-cell>
          <table:covered-table-cell table:number-columns-repeated="2" table:style-name="ce24"/>
          <table:table-cell table:style-name="ce26" office:value-type="string">
            <text:p>K17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324/1c</text:p>
          </table:table-cell>
          <table:table-cell table:style-name="ce21" office:value-type="string" table:number-columns-spanned="3" table:number-rows-spanned="1">
            <text:p>verschw. H0353 15.02.08</text:p>
          </table:table-cell>
          <table:covered-table-cell table:number-columns-repeated="2" table:style-name="ce24"/>
          <table:table-cell table:style-name="ce26" office:value-type="string">
            <text:p>K17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hinger Berg /Sied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323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